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 style:list-style-name="L1">
      <style:text-properties officeooo:rsid="0006bc31" officeooo:paragraph-rsid="0006bc31"/>
    </style:style>
    <style:style style:name="P3" style:family="paragraph" style:parent-style-name="Standard" style:list-style-name="L1">
      <style:text-properties officeooo:rsid="000b2903" officeooo:paragraph-rsid="000b2903"/>
    </style:style>
    <style:style style:name="P4" style:family="paragraph" style:parent-style-name="Standard" style:list-style-name="L1">
      <style:text-properties officeooo:rsid="00051fe7" officeooo:paragraph-rsid="00051fe7"/>
    </style:style>
    <style:style style:name="P5" style:family="paragraph" style:parent-style-name="Standard" style:list-style-name="L1">
      <style:text-properties officeooo:rsid="00070f73" officeooo:paragraph-rsid="00070f73"/>
    </style:style>
    <style:style style:name="P6" style:family="paragraph" style:parent-style-name="Standard" style:list-style-name="L1">
      <style:text-properties officeooo:rsid="000cf376" officeooo:paragraph-rsid="001303d1"/>
    </style:style>
    <style:style style:name="P7" style:family="paragraph" style:parent-style-name="Standard" style:list-style-name="L1">
      <style:text-properties officeooo:rsid="00083313" officeooo:paragraph-rsid="001303d1"/>
    </style:style>
    <style:style style:name="P8" style:family="paragraph" style:parent-style-name="Standard" style:list-style-name="L1">
      <style:text-properties officeooo:rsid="00113c86" officeooo:paragraph-rsid="00113c86"/>
    </style:style>
    <style:style style:name="P9" style:family="paragraph" style:parent-style-name="Standard" style:list-style-name="L1">
      <style:text-properties officeooo:rsid="0005daba" officeooo:paragraph-rsid="0005daba"/>
    </style:style>
    <style:style style:name="P10" style:family="paragraph" style:parent-style-name="Standard" style:list-style-name="L1">
      <style:text-properties officeooo:rsid="000d76e4" officeooo:paragraph-rsid="000d76e4"/>
    </style:style>
    <style:style style:name="P11" style:family="paragraph" style:parent-style-name="Standard" style:list-style-name="L1">
      <style:text-properties officeooo:rsid="0013a22f" officeooo:paragraph-rsid="0013a22f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ish order</text:span>):</text:p>
      <text:list xml:id="list798026268" text:style-name="L1">
        <text:list-item>
          <text:p text:style-name="P6">Update the favorites list to use a different recycler</text:p>
        </text:list-item>
        <text:list-item>
          <text:p text:style-name="P7">Make favorites list actually store data</text:p>
        </text:list-item>
        <text:list-item>
          <text:p text:style-name="P11">Make sure there isn't something wrong with the album API</text:p>
        </text:list-item>
        <text:list-item>
          <text:p text:style-name="P3">Add collapsible information to the venue tab</text:p>
        </text:list-item>
        <text:list-item>
          <text:p text:style-name="P4">Update the background color for the ticket status on the details tab</text:p>
        </text:list-item>
        <text:list-item>
          <text:p text:style-name="P5">Add facebook, twitter, favorite, back to action bar</text:p>
        </text:list-item>
        <text:list-item>
          <text:p text:style-name="P8">Get placeholder image for when it's not found?</text:p>
        </text:list-item>
        <text:list-item>
          <text:p text:style-name="P5">Add proper icons</text:p>
        </text:list-item>
        <text:list-item>
          <text:p text:style-name="P4">Make the link marquee work on the details tab</text:p>
        </text:list-item>
        <text:list-item>
          <text:p text:style-name="P9">Make the splash screen work</text:p>
        </text:list-item>
        <text:list-item>
          <text:p text:style-name="P10">Make sure all text marquee works</text:p>
        </text:list-item>
        <text:list-item>
          <text:p text:style-name="P4">Make category rows disappear when they don't find legitimate data</text:p>
        </text:list-item>
        <text:list-item>
          <text:p text:style-name="P2">Add rounded corners to box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9T16:55:08.198000000</dc:date>
    <meta:editing-duration>PT1H33M27S</meta:editing-duration>
    <meta:editing-cycles>1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4" meta:word-count="118" meta:character-count="624" meta:non-whitespace-character-count="533"/>
  </office:meta>
</office:document-meta>
</file>